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2pt" officeooo:rsid="00206aa8" officeooo:paragraph-rsid="00206aa8" style:font-size-asian="32pt" style:font-size-complex="32pt"/>
    </style:style>
    <style:style style:name="P2" style:family="paragraph" style:parent-style-name="Standard">
      <style:text-properties fo:font-size="24pt" officeooo:rsid="00206aa8" officeooo:paragraph-rsid="00206aa8" style:font-size-asian="24pt" style:font-size-complex="24pt"/>
    </style:style>
    <style:style style:name="P3" style:family="paragraph" style:parent-style-name="Standard">
      <style:text-properties fo:font-size="22pt" officeooo:rsid="00206aa8" officeooo:paragraph-rsid="00206aa8" style:font-size-asian="22pt" style:font-size-complex="22pt"/>
    </style:style>
    <style:style style:name="P4" style:family="paragraph" style:parent-style-name="Standard">
      <style:text-properties fo:font-size="24pt" officeooo:rsid="00206aa8" officeooo:paragraph-rsid="00206aa8" style:font-size-asian="21pt" style:font-size-complex="24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2a50f3"/>
    </style:style>
    <style:style style:name="P7" style:family="paragraph" style:parent-style-name="Text_20_body" style:list-style-name="L1">
      <style:text-properties officeooo:paragraph-rsid="003a70f8"/>
    </style:style>
    <style:style style:name="P8" style:family="paragraph" style:parent-style-name="Text_20_body" style:list-style-name="L1">
      <style:text-properties officeooo:paragraph-rsid="002b5034"/>
    </style:style>
    <style:style style:name="P9" style:family="paragraph" style:parent-style-name="Text_20_body" style:list-style-name="L1">
      <style:text-properties officeooo:paragraph-rsid="0034ed23"/>
    </style:style>
    <style:style style:name="P10" style:family="paragraph" style:parent-style-name="Text_20_body">
      <style:text-properties officeooo:rsid="0034ed23" officeooo:paragraph-rsid="0034ed23"/>
    </style:style>
    <style:style style:name="P11" style:family="paragraph" style:parent-style-name="Text_20_body">
      <style:text-properties officeooo:rsid="0034ed23" officeooo:paragraph-rsid="0036ebff"/>
    </style:style>
    <style:style style:name="P12" style:family="paragraph" style:parent-style-name="Text_20_body" style:list-style-name="L1">
      <style:text-properties officeooo:rsid="002c0879" officeooo:paragraph-rsid="0034ed23"/>
    </style:style>
    <style:style style:name="P13" style:family="paragraph" style:parent-style-name="Text_20_body">
      <style:text-properties officeooo:rsid="002c0879" officeooo:paragraph-rsid="002c0879"/>
    </style:style>
    <style:style style:name="P14" style:family="paragraph" style:parent-style-name="Text_20_body" style:list-style-name="L1">
      <style:text-properties officeooo:rsid="002c82b1" officeooo:paragraph-rsid="003a70f8"/>
    </style:style>
    <style:style style:name="P15" style:family="paragraph" style:parent-style-name="Text_20_body" style:list-style-name="L1">
      <style:text-properties officeooo:rsid="002c82b1" officeooo:paragraph-rsid="002f1bee"/>
    </style:style>
    <style:style style:name="P16" style:family="paragraph" style:parent-style-name="Text_20_body" style:list-style-name="L1">
      <style:text-properties officeooo:rsid="002f1bee" officeooo:paragraph-rsid="00301592"/>
    </style:style>
    <style:style style:name="P17" style:family="paragraph" style:parent-style-name="Text_20_body" style:list-style-name="L2">
      <style:text-properties fo:font-size="12pt" officeooo:rsid="00301592" officeooo:paragraph-rsid="00301592" style:font-size-asian="12pt" style:font-size-complex="12pt"/>
    </style:style>
    <style:style style:name="P18" style:family="paragraph" style:parent-style-name="Text_20_body" style:list-style-name="L2">
      <style:text-properties fo:font-size="12pt" officeooo:rsid="00301592" officeooo:paragraph-rsid="003a70f8" style:font-size-asian="12pt" style:font-size-complex="12pt"/>
    </style:style>
    <style:style style:name="P19" style:family="paragraph" style:parent-style-name="Text_20_body">
      <style:text-properties fo:font-size="12pt" officeooo:rsid="00325d07" officeooo:paragraph-rsid="00325d07" style:font-size-asian="12pt" style:font-size-complex="12pt"/>
    </style:style>
    <style:style style:name="P20" style:family="paragraph" style:parent-style-name="Text_20_body">
      <style:text-properties fo:font-size="10pt" officeooo:rsid="002f1bee" officeooo:paragraph-rsid="002f1bee" style:font-size-asian="10pt" style:font-size-complex="10pt"/>
    </style:style>
    <style:style style:name="P21" style:family="paragraph" style:parent-style-name="Text_20_body" style:list-style-name="L1">
      <style:text-properties officeooo:rsid="002c0879" officeooo:paragraph-rsid="0048ceeb"/>
    </style:style>
    <style:style style:name="P22" style:family="paragraph" style:parent-style-name="Text_20_body" style:list-style-name="L3">
      <style:text-properties fo:font-size="12pt" officeooo:rsid="00301592" officeooo:paragraph-rsid="003bd60d" style:font-size-asian="12pt" style:font-size-complex="12pt"/>
    </style:style>
    <style:style style:name="P23" style:family="paragraph" style:parent-style-name="Text_20_body" style:list-style-name="L3">
      <style:text-properties fo:color="#bf0041" loext:opacity="100%" fo:font-size="12pt" officeooo:rsid="00301592" officeooo:paragraph-rsid="0032d703" style:font-size-asian="12pt" style:font-size-complex="12pt"/>
    </style:style>
    <style:style style:name="P24" style:family="paragraph" style:parent-style-name="Text_20_body" style:list-style-name="L3">
      <style:text-properties fo:color="#bf0041" loext:opacity="100%" fo:font-size="12pt" officeooo:rsid="00301592" officeooo:paragraph-rsid="003bd60d" style:font-size-asian="12pt" style:font-size-complex="12pt"/>
    </style:style>
    <style:style style:name="P25" style:family="paragraph" style:parent-style-name="Text_20_body">
      <style:text-properties fo:color="#bf0041" loext:opacity="100%" fo:font-size="12pt" officeooo:rsid="00301592" officeooo:paragraph-rsid="0032d703" style:font-size-asian="12pt" style:font-size-complex="12pt"/>
    </style:style>
    <style:style style:name="P26" style:family="paragraph" style:parent-style-name="Text_20_body">
      <style:text-properties fo:font-size="12pt" officeooo:rsid="00325d07" officeooo:paragraph-rsid="0048ceeb" style:font-size-asian="12pt" style:font-size-complex="12pt"/>
    </style:style>
    <style:style style:name="P27" style:family="paragraph" style:parent-style-name="Text_20_body">
      <style:text-properties officeooo:rsid="0032d703" officeooo:paragraph-rsid="0032d703"/>
    </style:style>
    <style:style style:name="P28" style:family="paragraph" style:parent-style-name="Text_20_body" style:list-style-name="L4">
      <style:text-properties officeooo:paragraph-rsid="0036ebff"/>
    </style:style>
    <style:style style:name="P29" style:family="paragraph" style:parent-style-name="Text_20_body" style:list-style-name="L4">
      <style:text-properties officeooo:rsid="0036ebff" officeooo:paragraph-rsid="0049af83"/>
    </style:style>
    <style:style style:name="P30" style:family="paragraph" style:parent-style-name="Text_20_body" style:list-style-name="L4">
      <style:text-properties fo:color="#158466" loext:opacity="100%" officeooo:rsid="0036ebff" officeooo:paragraph-rsid="003bd60d"/>
    </style:style>
    <style:style style:name="P31" style:family="paragraph" style:parent-style-name="Text_20_body" style:list-style-name="L4">
      <style:text-properties fo:color="#000000" loext:opacity="100%" officeooo:rsid="0036ebff" officeooo:paragraph-rsid="003bd60d"/>
    </style:style>
    <style:style style:name="P32" style:family="paragraph" style:parent-style-name="Text_20_body" style:list-style-name="L4">
      <style:text-properties fo:color="#000000" loext:opacity="100%" officeooo:rsid="0036ebff" officeooo:paragraph-rsid="0036ebff"/>
    </style:style>
    <style:style style:name="P33" style:family="paragraph" style:parent-style-name="Text_20_body">
      <style:text-properties fo:color="#000000" loext:opacity="100%" officeooo:rsid="0036ebff" officeooo:paragraph-rsid="0036ebff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officeooo:rsid="003f086a" officeooo:paragraph-rsid="00410584"/>
    </style:style>
    <style:style style:name="P36" style:family="paragraph" style:parent-style-name="Text_20_body" style:list-style-name="L5">
      <style:text-properties fo:color="#bf0041" loext:opacity="100%" fo:font-size="12pt" officeooo:rsid="00430ff4" officeooo:paragraph-rsid="00410584" style:font-size-asian="12pt" style:font-size-complex="12pt"/>
    </style:style>
    <style:style style:name="P37" style:family="paragraph" style:parent-style-name="Text_20_body">
      <style:text-properties officeooo:rsid="00410584" officeooo:paragraph-rsid="00410584"/>
    </style:style>
    <style:style style:name="P38" style:family="paragraph" style:parent-style-name="Text_20_body" style:list-style-name="L6">
      <style:text-properties officeooo:paragraph-rsid="004127bf"/>
    </style:style>
    <style:style style:name="P39" style:family="paragraph" style:parent-style-name="Text_20_body" style:list-style-name="L6">
      <style:text-properties officeooo:rsid="0044f0a2" officeooo:paragraph-rsid="0044f0a2"/>
    </style:style>
    <style:style style:name="P40" style:family="paragraph" style:parent-style-name="Text_20_body" style:list-style-name="L6">
      <style:text-properties officeooo:rsid="003f086a" officeooo:paragraph-rsid="0044f0a2"/>
    </style:style>
    <style:style style:name="P41" style:family="paragraph" style:parent-style-name="Text_20_body" style:list-style-name="L6">
      <style:text-properties officeooo:rsid="004127bf" officeooo:paragraph-rsid="0044f0a2"/>
    </style:style>
    <style:style style:name="P42" style:family="paragraph" style:parent-style-name="Text_20_body">
      <style:text-properties officeooo:rsid="003f086a" officeooo:paragraph-rsid="0044f0a2"/>
    </style:style>
    <style:style style:name="P43" style:family="paragraph" style:parent-style-name="Heading_20_1">
      <style:text-properties officeooo:paragraph-rsid="0044f0a2"/>
    </style:style>
    <style:style style:name="P44" style:family="paragraph" style:parent-style-name="Text_20_body">
      <style:text-properties officeooo:paragraph-rsid="0044f0a2"/>
    </style:style>
    <style:style style:name="P45" style:family="paragraph" style:parent-style-name="Text_20_body" style:list-style-name="L7">
      <style:text-properties officeooo:paragraph-rsid="004c3e8d"/>
    </style:style>
    <style:style style:name="P46" style:family="paragraph" style:parent-style-name="Text_20_body" style:list-style-name="L7">
      <style:text-properties fo:color="#000000" loext:opacity="100%" officeooo:rsid="00410584" officeooo:paragraph-rsid="004c3e8d"/>
    </style:style>
    <style:style style:name="P47" style:family="paragraph" style:parent-style-name="Text_20_body" style:list-style-name="L7">
      <style:text-properties officeooo:rsid="004127bf" officeooo:paragraph-rsid="0044f0a2"/>
    </style:style>
    <style:style style:name="P48" style:family="paragraph" style:parent-style-name="Text_20_body" style:list-style-name="L7">
      <style:text-properties fo:color="#ff0000" loext:opacity="100%" fo:font-size="12pt" officeooo:rsid="00301592" officeooo:paragraph-rsid="0044f0a2" style:font-size-asian="12pt" style:font-size-complex="12pt"/>
    </style:style>
    <style:style style:name="P49" style:family="paragraph" style:parent-style-name="Text_20_body" style:list-style-name="L7">
      <style:text-properties fo:color="#000000" loext:opacity="100%" fo:font-size="12pt" officeooo:rsid="00430ff4" officeooo:paragraph-rsid="0044f0a2" style:font-size-asian="12pt" style:font-size-complex="12pt"/>
    </style:style>
    <style:style style:name="P50" style:family="paragraph" style:parent-style-name="Text_20_body">
      <style:text-properties fo:font-size="10pt" officeooo:paragraph-rsid="0044f0a2" style:font-size-asian="10pt" style:font-size-complex="10pt"/>
    </style:style>
    <style:style style:name="P51" style:family="paragraph" style:parent-style-name="Text_20_body">
      <style:text-properties fo:color="#bf0041" loext:opacity="100%" fo:font-size="12pt" officeooo:rsid="00430ff4" officeooo:paragraph-rsid="0044f0a2" style:font-size-asian="12pt" style:font-size-complex="12pt"/>
    </style:style>
    <style:style style:name="T1" style:family="text">
      <style:text-properties officeooo:rsid="002889ae"/>
    </style:style>
    <style:style style:name="T2" style:family="text">
      <style:text-properties officeooo:rsid="004d9d05"/>
    </style:style>
    <style:style style:name="T3" style:family="text">
      <style:text-properties officeooo:rsid="00475c51"/>
    </style:style>
    <style:style style:name="T4" style:family="text">
      <style:text-properties officeooo:rsid="002194cc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2194cc"/>
    </style:style>
    <style:style style:name="T7" style:family="text">
      <style:text-properties fo:color="#ff0000" loext:opacity="100%" officeooo:rsid="004ee1a9"/>
    </style:style>
    <style:style style:name="T8" style:family="text">
      <style:text-properties officeooo:rsid="002247ea"/>
    </style:style>
    <style:style style:name="T9" style:family="text">
      <style:text-properties fo:color="#ff0000" loext:opacity="100%" officeooo:rsid="002247ea"/>
    </style:style>
    <style:style style:name="T10" style:family="text">
      <style:text-properties fo:color="#ff0000" loext:opacity="100%" officeooo:rsid="002a50f3"/>
    </style:style>
    <style:style style:name="T11" style:family="text">
      <style:text-properties officeooo:rsid="0036ebff"/>
    </style:style>
    <style:style style:name="T12" style:family="text">
      <style:text-properties officeooo:rsid="004ee1a9"/>
    </style:style>
    <style:style style:name="T13" style:family="text">
      <style:text-properties officeooo:rsid="002a50f3"/>
    </style:style>
    <style:style style:name="T14" style:family="text">
      <style:text-properties officeooo:rsid="0024b97f"/>
    </style:style>
    <style:style style:name="T15" style:family="text">
      <style:text-properties fo:color="#2a6099" loext:opacity="100%" officeooo:rsid="0024b97f"/>
    </style:style>
    <style:style style:name="T16" style:family="text">
      <style:text-properties officeooo:rsid="003a70f8"/>
    </style:style>
    <style:style style:name="T17" style:family="text">
      <style:text-properties fo:color="#2a6099" loext:opacity="100%"/>
    </style:style>
    <style:style style:name="T18" style:family="text">
      <style:text-properties fo:color="#ffbf00" loext:opacity="100%"/>
    </style:style>
    <style:style style:name="T19" style:family="text">
      <style:text-properties officeooo:rsid="00268425"/>
    </style:style>
    <style:style style:name="T20" style:family="text">
      <style:text-properties fo:color="#ffbf00" loext:opacity="100%" officeooo:rsid="00268425"/>
    </style:style>
    <style:style style:name="T21" style:family="text">
      <style:text-properties fo:color="#ff4000" loext:opacity="100%" officeooo:rsid="003a70f8"/>
    </style:style>
    <style:style style:name="T22" style:family="text">
      <style:text-properties fo:color="#ff0000" loext:opacity="100%" officeooo:rsid="003a70f8"/>
    </style:style>
    <style:style style:name="T23" style:family="text">
      <style:text-properties fo:color="#ff0000" loext:opacity="100%" officeooo:rsid="0034ed23"/>
    </style:style>
    <style:style style:name="T24" style:family="text">
      <style:text-properties officeooo:rsid="0034ed23"/>
    </style:style>
    <style:style style:name="T25" style:family="text">
      <style:text-properties fo:color="#158466" loext:opacity="100%"/>
    </style:style>
    <style:style style:name="T26" style:family="text">
      <style:text-properties fo:color="#158466" loext:opacity="100%" officeooo:rsid="00271354"/>
    </style:style>
    <style:style style:name="T27" style:family="text">
      <style:text-properties officeooo:rsid="002b5034"/>
    </style:style>
    <style:style style:name="T28" style:family="text">
      <style:text-properties fo:color="#650953" loext:opacity="100%"/>
    </style:style>
    <style:style style:name="T29" style:family="text">
      <style:text-properties fo:color="#ff0000" loext:opacity="100%" officeooo:rsid="0024b97f"/>
    </style:style>
    <style:style style:name="T30" style:family="text">
      <style:text-properties fo:color="#000000" loext:opacity="100%" fo:font-size="12pt" fo:font-weight="normal" officeooo:rsid="002b5034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font-weight="normal" officeooo:rsid="00268425" style:font-size-asian="12pt" style:font-weight-asian="normal" style:font-size-complex="12pt" style:font-weight-complex="normal"/>
    </style:style>
    <style:style style:name="T32" style:family="text">
      <style:text-properties fo:color="#000000" loext:opacity="100%" fo:font-size="12pt" fo:font-weight="normal" officeooo:rsid="002a50f3" style:font-size-asian="12pt" style:font-weight-asian="normal" style:font-size-complex="12pt" style:font-weight-complex="normal"/>
    </style:style>
    <style:style style:name="T33" style:family="text">
      <style:text-properties fo:color="#000000" loext:opacity="100%" fo:font-size="12pt" fo:font-weight="normal" officeooo:rsid="00271354" style:font-size-asian="12pt" style:font-weight-asian="normal" style:font-size-complex="12pt" style:font-weight-complex="normal"/>
    </style:style>
    <style:style style:name="T34" style:family="text">
      <style:text-properties fo:color="#000000" loext:opacity="100%" fo:font-size="12pt" fo:font-weight="normal" officeooo:rsid="004ee1a9" style:font-size-asian="12pt" style:font-weight-asian="normal" style:font-size-complex="12pt" style:font-weight-complex="normal"/>
    </style:style>
    <style:style style:name="T35" style:family="text">
      <style:text-properties officeooo:rsid="003691b9"/>
    </style:style>
    <style:style style:name="T36" style:family="text">
      <style:text-properties officeooo:rsid="002c82b1"/>
    </style:style>
    <style:style style:name="T37" style:family="text">
      <style:text-properties officeooo:rsid="0032d703"/>
    </style:style>
    <style:style style:name="T38" style:family="text">
      <style:text-properties fo:color="#ff0000" loext:opacity="100%" officeooo:rsid="0032d703"/>
    </style:style>
    <style:style style:name="T39" style:family="text">
      <style:text-properties fo:color="#ff0000" loext:opacity="100%" officeooo:rsid="0048a53a"/>
    </style:style>
    <style:style style:name="T40" style:family="text">
      <style:text-properties fo:color="#ff0000" loext:opacity="100%" officeooo:rsid="0050bf3c"/>
    </style:style>
    <style:style style:name="T41" style:family="text">
      <style:text-properties fo:color="#000000" loext:opacity="100%" officeooo:rsid="0034ed23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officeooo:rsid="0048a53a"/>
    </style:style>
    <style:style style:name="T44" style:family="text">
      <style:text-properties officeooo:rsid="002f1bee"/>
    </style:style>
    <style:style style:name="T45" style:family="text">
      <style:text-properties officeooo:rsid="002de17b"/>
    </style:style>
    <style:style style:name="T46" style:family="text">
      <style:text-properties fo:color="#ffbf00" loext:opacity="100%" officeooo:rsid="002de17b"/>
    </style:style>
    <style:style style:name="T47" style:family="text">
      <style:text-properties fo:color="#650953" loext:opacity="100%" officeooo:rsid="002de17b"/>
    </style:style>
    <style:style style:name="T48" style:family="text">
      <style:text-properties fo:color="#000000" loext:opacity="100%" officeooo:rsid="002f1bee"/>
    </style:style>
    <style:style style:name="T49" style:family="text">
      <style:text-properties fo:color="#000000" loext:opacity="100%" officeooo:rsid="002de17b"/>
    </style:style>
    <style:style style:name="T50" style:family="text">
      <style:text-properties fo:color="#00a933" loext:opacity="100%" officeooo:rsid="002f1bee"/>
    </style:style>
    <style:style style:name="T51" style:family="text">
      <style:text-properties fo:color="#00a933" loext:opacity="100%" officeooo:rsid="003a70f8"/>
    </style:style>
    <style:style style:name="T52" style:family="text">
      <style:text-properties officeooo:rsid="00301592"/>
    </style:style>
    <style:style style:name="T53" style:family="text">
      <style:text-properties fo:font-size="12pt" officeooo:rsid="00301592" style:font-size-asian="12pt" style:font-size-complex="12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color="#2a6099" loext:opacity="100%" officeooo:rsid="003a70f8"/>
    </style:style>
    <style:style style:name="T56" style:family="text">
      <style:text-properties fo:color="#bf0041" loext:opacity="100%" officeooo:rsid="002f1bee"/>
    </style:style>
    <style:style style:name="T57" style:family="text">
      <style:text-properties fo:color="#bf0041" loext:opacity="100%"/>
    </style:style>
    <style:style style:name="T58" style:family="text">
      <style:text-properties fo:font-size="10pt" officeooo:rsid="002f1bee" style:font-size-asian="10pt" style:font-size-complex="10pt"/>
    </style:style>
    <style:style style:name="T59" style:family="text">
      <style:text-properties fo:color="#bf0041" loext:opacity="100%" fo:font-size="10pt" officeooo:rsid="002f1bee" style:font-size-asian="10pt" style:font-size-complex="10pt"/>
    </style:style>
    <style:style style:name="T60" style:family="text">
      <style:text-properties fo:color="#000000" loext:opacity="100%" officeooo:rsid="00303942"/>
    </style:style>
    <style:style style:name="T61" style:family="text">
      <style:text-properties fo:color="#bf0041" loext:opacity="100%" officeooo:rsid="00303942"/>
    </style:style>
    <style:style style:name="T62" style:family="text">
      <style:text-properties officeooo:rsid="0048a53a"/>
    </style:style>
    <style:style style:name="T63" style:family="text">
      <style:text-properties officeooo:rsid="0048ceeb"/>
    </style:style>
    <style:style style:name="T64" style:family="text">
      <style:text-properties fo:font-size="12pt" officeooo:rsid="002f1bee" style:font-size-asian="12pt" style:font-size-complex="12pt"/>
    </style:style>
    <style:style style:name="T65" style:family="text">
      <style:text-properties officeooo:rsid="003bd60d"/>
    </style:style>
    <style:style style:name="T66" style:family="text">
      <style:text-properties fo:color="#2a6099" loext:opacity="100%" officeooo:rsid="003bd60d"/>
    </style:style>
    <style:style style:name="T67" style:family="text">
      <style:text-properties fo:color="#ff8000" loext:opacity="100%" officeooo:rsid="003bd60d"/>
    </style:style>
    <style:style style:name="T68" style:family="text">
      <style:text-properties fo:color="#81d41a" loext:opacity="100%" officeooo:rsid="002c0879"/>
    </style:style>
    <style:style style:name="T69" style:family="text">
      <style:text-properties fo:color="#000000" loext:opacity="100%" officeooo:rsid="0032d703"/>
    </style:style>
    <style:style style:name="T70" style:family="text">
      <style:text-properties fo:color="#000000" loext:opacity="100%" fo:font-size="10pt" officeooo:rsid="002f1bee" style:font-size-asian="10pt" style:font-size-complex="10pt"/>
    </style:style>
    <style:style style:name="T71" style:family="text">
      <style:text-properties fo:color="#000000" loext:opacity="100%" officeooo:rsid="003a70f8"/>
    </style:style>
    <style:style style:name="T72" style:family="text">
      <style:text-properties fo:color="#000000" loext:opacity="100%" officeooo:rsid="003bd60d"/>
    </style:style>
    <style:style style:name="T73" style:family="text">
      <style:text-properties fo:color="#81d41a" loext:opacity="100%"/>
    </style:style>
    <style:style style:name="T74" style:family="text">
      <style:text-properties fo:color="#ff8000" loext:opacity="100%" officeooo:rsid="002c0879"/>
    </style:style>
    <style:style style:name="T75" style:family="text">
      <style:text-properties fo:color="#ff8000" loext:opacity="100%"/>
    </style:style>
    <style:style style:name="T76" style:family="text">
      <style:text-properties fo:color="#ff8000" loext:opacity="100%" officeooo:rsid="002de17b"/>
    </style:style>
    <style:style style:name="T77" style:family="text">
      <style:text-properties officeooo:rsid="0049af83"/>
    </style:style>
    <style:style style:name="T78" style:family="text">
      <style:text-properties fo:color="#000000" loext:opacity="100%" officeooo:rsid="002a50f3"/>
    </style:style>
    <style:style style:name="T79" style:family="text">
      <style:text-properties fo:color="#000000" loext:opacity="100%" officeooo:rsid="0024b97f"/>
    </style:style>
    <style:style style:name="T80" style:family="text">
      <style:text-properties fo:color="#000000" loext:opacity="100%" officeooo:rsid="002194cc"/>
    </style:style>
    <style:style style:name="T81" style:family="text">
      <style:text-properties fo:color="#000000" loext:opacity="100%" officeooo:rsid="0036ebff"/>
    </style:style>
    <style:style style:name="T82" style:family="text">
      <style:text-properties officeooo:rsid="00271354"/>
    </style:style>
    <style:style style:name="T83" style:family="text">
      <style:text-properties officeooo:rsid="004aeec3"/>
    </style:style>
    <style:style style:name="T84" style:family="text">
      <style:text-properties officeooo:rsid="004af32b"/>
    </style:style>
    <style:style style:name="T85" style:family="text">
      <style:text-properties officeooo:rsid="0037e195"/>
    </style:style>
    <style:style style:name="T86" style:family="text">
      <style:text-properties officeooo:rsid="003eb873"/>
    </style:style>
    <style:style style:name="T87" style:family="text">
      <style:text-properties fo:color="#ff0000" loext:opacity="100%" officeooo:rsid="003eb873"/>
    </style:style>
    <style:style style:name="T88" style:family="text">
      <style:text-properties officeooo:rsid="0050bf3c"/>
    </style:style>
    <style:style style:name="T89" style:family="text">
      <style:text-properties officeooo:rsid="00410584"/>
    </style:style>
    <style:style style:name="T90" style:family="text">
      <style:text-properties fo:color="#ff0000" loext:opacity="100%" officeooo:rsid="00410584"/>
    </style:style>
    <style:style style:name="T91" style:family="text">
      <style:text-properties fo:color="#000000" loext:opacity="100%" fo:font-size="10pt" style:font-size-asian="10pt" style:font-size-complex="10pt"/>
    </style:style>
    <style:style style:name="T92" style:family="text">
      <style:text-properties officeooo:rsid="004c1941"/>
    </style:style>
    <style:style style:name="T93" style:family="text">
      <style:text-properties officeooo:rsid="0044f0a2"/>
    </style:style>
    <style:style style:name="T94" style:family="text">
      <style:text-properties fo:font-size="12pt" officeooo:rsid="003a70f8" style:font-size-asian="12pt" style:font-size-complex="12pt"/>
    </style:style>
    <style:style style:name="T95" style:family="text">
      <style:text-properties fo:color="#2a6099" loext:opacity="100%" fo:font-size="12pt" officeooo:rsid="003a70f8" style:font-size-asian="12pt" style:font-size-complex="12pt"/>
    </style:style>
    <style:style style:name="T96" style:family="text">
      <style:text-properties fo:color="#bf0041" loext:opacity="100%" fo:font-size="12pt" officeooo:rsid="002f1bee" style:font-size-asian="12pt" style:font-size-complex="12pt"/>
    </style:style>
    <style:style style:name="T97" style:family="text">
      <style:text-properties fo:color="#000000" loext:opacity="100%" fo:font-size="12pt" officeooo:rsid="00301592" style:font-size-asian="12pt" style:font-size-complex="12pt"/>
    </style:style>
    <style:style style:name="T98" style:family="text">
      <style:text-properties fo:color="#000000" loext:opacity="100%" fo:font-size="12pt" style:font-size-asian="12pt" style:font-size-complex="12pt"/>
    </style:style>
    <style:style style:name="T99" style:family="text">
      <style:text-properties fo:color="#ff0000" loext:opacity="100%" fo:font-size="12pt" officeooo:rsid="00301592" style:font-size-asian="12pt" style:font-size-complex="12pt"/>
    </style:style>
    <style:style style:name="T100" style:family="text">
      <style:text-properties fo:color="#ff0000" loext:opacity="100%" fo:font-size="12pt" officeooo:rsid="00430ff4" style:font-size-asian="12pt" style:font-size-complex="12pt"/>
    </style:style>
    <style:style style:name="T101" style:family="text">
      <style:text-properties fo:color="#000000" loext:opacity="100%" officeooo:rsid="00410584"/>
    </style:style>
    <style:style style:name="T102" style:family="text">
      <style:text-properties fo:color="#bf0041" loext:opacity="100%" fo:font-size="12pt" officeooo:rsid="00301592" style:font-size-asian="12pt" style:font-size-complex="12pt"/>
    </style:style>
    <style:style style:name="T103" style:family="text">
      <style:text-properties officeooo:rsid="00430ff4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color="#000000" loext:opacity="100%" officeooo:rsid="0044f0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Réalisations</text:p>
      <text:p text:style-name="P1"/>
      <text:h text:style-name="Heading_20_1" text:outline-level="1">Modifier la vignette <text:span text:style-name="T1">associée à un domaine</text:span></text:h>
      <text:p text:style-name="P2"/>
      <text:p text:style-name="Text_20_body"><text:span text:style-name="T2">V</text:span>ous devez :</text:p>
      <text:p text:style-name="Text_20_body"/>
      <text:p text:style-name="Text_20_body">- <text:span text:style-name="T3">A</text:span><text:span text:style-name="T4">ller dans «</text:span>assets\Realisations\[<text:span text:style-name="T5">choisi</text:span><text:span text:style-name="T6">r le domaine o</text:span><text:span text:style-name="T7">ù</text:span><text:span text:style-name="T6"> il faut modifier la vignette </text:span><text:span text:style-name="T4">]»</text:span></text:p>
      <text:p text:style-name="Text_20_body"/>
      <text:p text:style-name="Text_20_body">- <text:span text:style-name="T2">R</text:span><text:span text:style-name="T4">emplacer la vignette </text:span><text:span text:style-name="T8">p</text:span><text:span text:style-name="T4">a</text:span><text:span text:style-name="T8">r</text:span><text:span text:style-name="T4"> celle voulue (</text:span><text:span text:style-name="T6">! bien appeler le fichier «VignettePrincipale» </text:span><text:span text:style-name="T9">et l’image doit </text:span><text:span text:style-name="T10">être</text:span><text:span text:style-name="T9"> en png</text:span><text:span text:style-name="T8">)</text:span></text:p>
      <text:p text:style-name="P3"/>
      <text:p text:style-name="P4"/>
      <text:h text:style-name="Heading_20_1" text:outline-level="1">Ajouter un domaine <text:span text:style-name="T11">et tous les autre</text:span><text:span text:style-name="T12">s</text:span><text:span text:style-name="T11"> fichiers</text:span></text:h>
      <text:p text:style-name="P4"/>
      <text:p text:style-name="Text_20_body"><text:span text:style-name="T13">Suivre les étapes dans l’ordre indiqué</text:span> :</text:p>
      <text:p text:style-name="Text_20_body"/>
      <text:list text:style-name="L1">
        <text:list-item>
          <text:p text:style-name="P5"><text:span text:style-name="T13">C</text:span><text:span text:style-name="T14">opier le dossier «</text:span><text:span text:style-name="T15">Nom_Domaine_Template</text:span><text:span text:style-name="T14">» dan</text:span><text:span text:style-name="T4">s «Documentations\réalisations</text:span>\» <text:span text:style-name="T16">et coller le dans «assets\Realisations»</text:span></text:p>
          <text:p text:style-name="P5"/>
        </text:list-item>
        <text:list-item>
          <text:p text:style-name="P5"><text:span text:style-name="T13">M</text:span>odifier le nom du dossier «<text:span text:style-name="T17">Nom_Domaine_Template</text:span>» <text:span text:style-name="T18">par le nom de domaine</text:span> <text:span text:style-name="T16">que vous </text:span>voulez ( <text:span text:style-name="T5">! il faut mettre des «_» </text:span><text:span text:style-name="T7">à</text:span><text:span text:style-name="T5"> la place des espaces</text:span><text:span text:style-name="T19">)</text:span></text:p>
          <text:p text:style-name="P5"/>
          <text:p text:style-name="P6"><text:span text:style-name="T13">L</text:span>a suite sera avec le nom <text:span text:style-name="T18">Test_Nom_De_Domaine </text:span>pour vous montrer</text:p>
          <text:p text:style-name="P5"/>
        </text:list-item>
        <text:list-item>
          <text:p text:style-name="P6"><text:span text:style-name="T13">M</text:span><text:span text:style-name="T19">odifier l’image «VignettePrincipale.png» du dosssier de </text:span><text:span text:style-name="T20">Test_Nom_De_Domaine</text:span><text:span text:style-name="T19"> : </text:span></text:p>
          <text:p text:style-name="P7">«assets\Realisations\<text:span text:style-name="T18">Test_Nom_De_Domaine</text:span>\VignettePrincipale.png» <text:span text:style-name="T16">(</text:span><text:span text:style-name="T21"> </text:span><text:span text:style-name="T22">! </text:span><text:span text:style-name="T23">exten</text:span><text:span text:style-name="T7">s</text:span><text:span text:style-name="T23">ion png ou jpg</text:span><text:span text:style-name="T24">)</text:span></text:p>
          <text:p text:style-name="P5"/>
        </text:list-item>
        <text:list-item>
          <text:p text:style-name="P5"><text:span text:style-name="T13">A</text:span>lle<text:span text:style-name="T13">r</text:span> dans le dossier «Produits» (ne pas modifier le nom) : <text:span text:style-name="T25">«assets\Realisations\</text:span><text:span text:style-name="T26">Test_Nom_De_Domaine</text:span><text:span text:style-name="T25">\Produits»</text:span></text:p>
          <text:p text:style-name="P5"><text:soft-page-break/></text:p>
        </text:list-item>
        <text:list-item>
          <text:p text:style-name="P5"><text:span text:style-name="T27">R</text:span>enom<text:span text:style-name="T27">m</text:span>er «<text:span text:style-name="T17">Nom_Projet_Template</text:span>» par le <text:span text:style-name="T28">nom de votre projet</text:span> <text:span text:style-name="T14">( </text:span><text:span text:style-name="T29">! il faut mettre des «_» a la place des espaces</text:span>)</text:p>
          <text:p text:style-name="P5"/>
          <text:p text:style-name="P8"><text:span text:style-name="T27">L</text:span>a suite sera avec le nom <text:span text:style-name="T28">Test_Nom_De_Projet</text:span> pour vous montrer </text:p>
          <text:p text:style-name="P5"/>
        </text:list-item>
        <text:list-item>
          <text:p text:style-name="P5"><text:span text:style-name="T30">A</text:span><text:span text:style-name="T31">lle</text:span><text:span text:style-name="T32">r</text:span><text:span text:style-name="T31"> dans le dossier </text:span><text:span text:style-name="T33">que vous vene</text:span><text:span text:style-name="T34">z</text:span><text:span text:style-name="T33"> de renom</text:span><text:span text:style-name="T30">m</text:span><text:span text:style-name="T33">er</text:span></text:p>
          <text:p text:style-name="P5"/>
        </text:list-item>
        <text:list-item>
          <text:p text:style-name="P9"><text:span text:style-name="T27">M</text:span><text:span text:style-name="T1">odifier l’</text:span><text:span text:style-name="T24">image «VignettePrincipale» par celle voulue (!</text:span><text:span text:style-name="T23"> exten</text:span><text:span text:style-name="T7">s</text:span><text:span text:style-name="T23">ion png ou jpg</text:span><text:span text:style-name="T24">), </text:span><text:span text:style-name="T35">elle correspond </text:span><text:span text:style-name="T3">à</text:span><text:span text:style-name="T35"> l’image affichée pour le produit de la page produits</text:span></text:p>
        </text:list-item>
      </text:list>
      <text:p text:style-name="P10"/>
      <text:p text:style-name="P11"><text:tab/>Les images «après.png» et «avant.png» (<text:span text:style-name="T5">! ne pas modifier le nom de «après.png» et <text:tab/>«avant.png» et les laisser en png</text:span>) correspond au slider de la page présentation Produit <text:span text:style-name="T1">(ce <text:tab/>qui montre les 2 images avec la barre pour voir le avant après)</text:span></text:p>
      <text:p text:style-name="P11"/>
      <text:list text:continue-numbering="true" text:style-name="L1">
        <text:list-item>
          <text:p text:style-name="P5"><text:span text:style-name="T27">M</text:span><text:span text:style-name="T1">odifier l</text:span>es images «après.png» et «avant.png» <text:span text:style-name="T1">avec celles voulue</text:span><text:span text:style-name="T27">s</text:span></text:p>
        </text:list-item>
      </text:list>
      <text:p text:style-name="Text_20_body"/>
      <text:list text:continue-numbering="true" text:style-name="L1">
        <text:list-header>
          <text:p text:style-name="P12">Les images «chiffre-1» , «chiffre-2», «chiffre-<text:span text:style-name="T3">3</text:span>» et «chiffre-<text:span text:style-name="T3">4</text:span>» (extension possible<text:span text:style-name="T12">s</text:span> : jpg, jpeg, png, gif, webp, svg), <text:span text:style-name="T16">s</text:span><text:span text:style-name="T36">ont les </text:span><text:span text:style-name="T16">i</text:span><text:span text:style-name="T36">mages qui seront affichées sur la page Présentation Produit (les 4 images du bas) <text:s/></text:span><text:span text:style-name="T37">( </text:span><text:span text:style-name="T38">! s’il y a plus d’images</text:span><text:span text:style-name="T37"> il y aura que les 4 premiere images d’affichées sans compter «après.png», «avant.png» </text:span><text:span text:style-name="T24">et «VignettePrincipale»</text:span><text:span text:style-name="T37">, </text:span><text:span text:style-name="T38">les autres ne serviron</text:span><text:span text:style-name="T39">t</text:span><text:span text:style-name="T38"> pas</text:span><text:span text:style-name="T37">) </text:span></text:p>
        </text:list-header>
      </text:list>
      <text:p text:style-name="P13"/>
      <text:list xml:id="list153433593163616" text:continue-numbering="true" text:style-name="L1">
        <text:list-item>
          <text:p text:style-name="P14">Modifier les images avec celles voulue les nom aussi ( <text:span text:style-name="T5">! les images apparaissent dans l’ordre de leur apparition donc alphab</text:span><text:span text:style-name="T40">é</text:span><text:span text:style-name="T5">tiquement, les images «après», «avant» </text:span><text:span text:style-name="T23">et «VignettePrincipale»</text:span><text:span text:style-name="T41"> </text:span><text:span text:style-name="T5">ne sont pas prise en compte </text:span><text:span text:style-name="T42">donc il faut au moins 4 image</text:span><text:span text:style-name="T43">s</text:span><text:span text:style-name="T42"> autre que «après», «avant» </text:span><text:span text:style-name="T41">et «VignettePrincipale»</text:span><text:span text:style-name="T42"> dans le dossier)</text:span></text:p>
        </text:list-item>
        <text:list-item>
          <text:p text:style-name="P15"><text:span text:style-name="T44">Modifier </text:span>le <text:span text:style-name="T16">nom du </text:span>fichier «legendes_Nom_Produit.json» <text:span text:style-name="T45">(assets\Realisations\</text:span><text:span text:style-name="T46">Test_Nom_De_Domaine</text:span><text:span text:style-name="T45">\Produits\</text:span><text:span text:style-name="T47">Test_Nom_De_Projet</text:span><text:span text:style-name="T48">\</text:span><text:span text:style-name="T42">legendes_Nom_Produit.json</text:span><text:span text:style-name="T49">) </text:span><text:span text:style-name="T48">avec le nom du produit (</text:span><text:span text:style-name="T50">pas </text:span><text:span text:style-name="T51">obligé</text:span><text:span text:style-name="T50"> de mettre des «_»</text:span><text:span text:style-name="T48">)</text:span></text:p>
        </text:list-item>
        <text:list-item>
          <text:p text:style-name="P15">Aller dans le fichier «legendes_Nom_Produit.json»</text:p>
          <text:p text:style-name="P16">Modifier <text:span text:style-name="T52">ce qui y a écrit e</text:span><text:span text:style-name="T53">ntre les «</text:span><text:span text:style-name="T54">"» </text:span></text:p>
        </text:list-item>
      </text:list>
      <text:list text:style-name="L2">
        <text:list-item>
          <text:p text:style-name="P17">sur la ligne ou se trouve <text:span text:style-name="T44">"title" </text:span><text:span text:style-name="T16">en dessous du </text:span><text:span text:style-name="T55">«header»,</text:span><text:span text:style-name="T16"> </text:span>remplacer <text:s/><text:span text:style-name="T56">«Nom du produit» </text:span><text:span text:style-name="T57">par le Nom du produit </text:span><text:span text:style-name="T42">que vous avez mis avant (</text:span><text:span text:style-name="T5">ne pas mettre de « _ » utiliser des espace</text:span><text:span text:style-name="T40">s</text:span><text:span text:style-name="T5"> car c’est ce que va voir les utilisateurs</text:span><text:span text:style-name="T42">)</text:span></text:p>
          <text:p text:style-name="P17"/>
        </text:list-item>
        <text:list-item>
          <text:p text:style-name="P18"><text:soft-page-break/>sur la ligne ou se trouve <text:span text:style-name="T58">"description"</text:span><text:span text:style-name="T44"> </text:span><text:span text:style-name="T16">en dessous du </text:span><text:span text:style-name="T55">«header», </text:span>remplacer <text:s/><text:span text:style-name="T59">«Lorem ipsum dolor sit amet, consectetur adipiscing elit. Nullam a diam ut nunc fringilla venenatis. Aliquam.»</text:span><text:span text:style-name="T56"> </text:span><text:span text:style-name="T42">par </text:span><text:span text:style-name="T60">une phrase</text:span><text:span text:style-name="T61"> </text:span><text:span text:style-name="T60">qui</text:span><text:span text:style-name="T42"> </text:span><text:span text:style-name="T60">ser</text:span><text:span text:style-name="T42">a affich</text:span><text:span text:style-name="T60">é sous le titre qui est</text:span><text:span text:style-name="T61"> </text:span><text:span text:style-name="T57"><text:s/></text:span><text:span text:style-name="T42">que vous avez mis avant </text:span><text:span text:style-name="T57">(</text:span><text:span text:style-name="T5">ne pas mettre de « _ » utiliser des espace</text:span><text:span text:style-name="T39">s</text:span><text:span text:style-name="T5"> car c’est ce que v</text:span><text:span text:style-name="T39">ont</text:span><text:span text:style-name="T5"> voir les utilisateurs</text:span><text:span text:style-name="T57">)</text:span></text:p>
        </text:list-item>
      </text:list>
      <text:p text:style-name="P19">en couleurs ce qu’<text:span text:style-name="T62">il</text:span> <text:span text:style-name="T62">y a</text:span> <text:span text:style-name="T62">à </text:span>modifier :</text:p>
      <text:p text:style-name="P20"><text:span text:style-name="T17">"header":</text:span> {</text:p>
      <text:p text:style-name="P20"><text:s text:c="8"/>"title": "<text:span text:style-name="T57">Nom du produit</text:span>",</text:p>
      <text:p text:style-name="P20"><text:s text:c="8"/>"description": "<text:span text:style-name="T57">Lorem ipsum dolor sit amet, consectetur adipiscing elit. Nullam a diam ut nunc fringilla venenatis. Aliquam.</text:span>​"</text:p>
      <text:p text:style-name="P20"><text:s text:c="4"/>},</text:p>
      <text:p text:style-name="P20"/>
      <text:list text:continue-list="list153433593163616" text:style-name="L1">
        <text:list-item>
          <text:p text:style-name="P21"><text:s/><text:span text:style-name="T63">Toujours dans le fichier JSON </text:span><text:span text:style-name="T36">«legendes_Nom_Produit.json», </text:span><text:span text:style-name="T63">m</text:span><text:span text:style-name="T44">odifier </text:span><text:span text:style-name="T52">ce qui </text:span><text:span text:style-name="T62">est</text:span><text:span text:style-name="T52"> écrit e</text:span><text:span text:style-name="T53">ntre les «</text:span><text:span text:style-name="T64">"» </text:span></text:p>
        </text:list-item>
      </text:list>
      <text:list text:style-name="L3">
        <text:list-item>
          <text:p text:style-name="P22">sur la ligne ou se trouve <text:span text:style-name="T44">"title" </text:span><text:span text:style-name="T16">en dessous d</text:span><text:span text:style-name="T65">e</text:span><text:span text:style-name="T16"> </text:span><text:span text:style-name="T55">«</text:span><text:span text:style-name="T66">image</text:span><text:span text:style-name="T55">» </text:span><text:span text:style-name="T67">suivie du numéro de l’image</text:span><text:span text:style-name="T55"> </text:span>remplacer <text:s/><text:span text:style-name="T48">«</text:span><text:span text:style-name="T68">Lorem ipsum dolor</text:span><text:span text:style-name="T48">»</text:span><text:span text:style-name="T56"> </text:span><text:span text:style-name="T42">par le </text:span><text:span text:style-name="T69">Titre qui sera affiché en haut de l’image</text:span><text:span text:style-name="T42"> (</text:span><text:span text:style-name="T5">ne pas mettre de « _ » utiliser des espace</text:span><text:span text:style-name="T40">s</text:span><text:span text:style-name="T5"> car c’est ce que va voir les utilisateurs</text:span><text:span text:style-name="T42">)</text:span></text:p>
          <text:p text:style-name="P23"/>
        </text:list-item>
        <text:list-item>
          <text:p text:style-name="P24"><text:span text:style-name="T42">sur la ligne ou se trouve </text:span><text:span text:style-name="T70">"description"</text:span><text:span text:style-name="T48"> </text:span><text:span text:style-name="T71">en dessous d</text:span><text:span text:style-name="T72">e </text:span><text:span text:style-name="T55">«</text:span><text:span text:style-name="T66">image</text:span><text:span text:style-name="T55">» </text:span><text:span text:style-name="T66">suivie du numéro de l’image </text:span><text:span text:style-name="T42">remplacer</text:span> <text:s/><text:span text:style-name="T58">«Lorem ipsum dolor sit amet, consectetur adipiscing elit. Nullam a diam ut nunc fringilla venenatis. Aliquam.»</text:span><text:span text:style-name="T44"> </text:span><text:span text:style-name="T42">par </text:span><text:span text:style-name="T60">une </text:span><text:span text:style-name="T69">description</text:span><text:span text:style-name="T60">s qui</text:span><text:span text:style-name="T42"> </text:span><text:span text:style-name="T60">ser</text:span><text:span text:style-name="T42">a affich</text:span><text:span text:style-name="T60">é sous le titre </text:span><text:span text:style-name="T69">de l’image</text:span><text:span text:style-name="T37"> </text:span>(<text:span text:style-name="T5">ne pas mettre de « _ » utiliser des espace</text:span><text:span text:style-name="T40">s</text:span><text:span text:style-name="T5"> car c’est ce que va voir les utilisateurs</text:span>)</text:p>
        </text:list-item>
      </text:list>
      <text:p text:style-name="P25"/>
      <text:p text:style-name="P26">en couleurs ce qu’<text:span text:style-name="T62">il</text:span> <text:span text:style-name="T62">y a</text:span> <text:span text:style-name="T62">à </text:span>modifier :</text:p>
      <text:p text:style-name="P13">"image1": {</text:p>
      <text:p text:style-name="P13"><text:s text:c="8"/>"title": "<text:span text:style-name="T73">Lorem ipsum dolor</text:span>",</text:p>
      <text:p text:style-name="P13"><text:s text:c="8"/>"description": "<text:span text:style-name="T73">Lorem ipsum dolor sit amet, consectetur adipiscing elit. Nullam a diam ut nunc fringilla venenatis. Aliquam.</text:span>"</text:p>
      <text:p text:style-name="P13"><text:s text:c="4"/>}</text:p>
      <text:p text:style-name="P13"/>
      <text:p text:style-name="P27">Faire pareil avec les autres blocs ( <text:span text:style-name="T74">image</text:span><text:span text:style-name="T75">2, <text:s/></text:span><text:span text:style-name="T74">image</text:span><text:span text:style-name="T75">3 et , </text:span><text:span text:style-name="T74">image</text:span><text:span text:style-name="T75">4</text:span>) en modifiant selon l’image choisie</text:p>
      <text:p text:style-name="P27"><text:span text:style-name="T5">! le bloc l’image1 correspond a la premiere image qui apparaît dans le dossier</text:span> <text:span text:style-name="T45">«assets\Realisations</text:span><text:span text:style-name="T46">\Test_Nom_De_Domain</text:span><text:span text:style-name="T76">e</text:span><text:span text:style-name="T45">\Produits</text:span><text:span text:style-name="T47">\Test_Nom_De_Proje</text:span><text:span text:style-name="T48">t\» </text:span><text:span text:style-name="T5">il faut donc faire attention car les image sont dans l’ordre alphab</text:span><text:span text:style-name="T40">é</text:span><text:span text:style-name="T5">tique</text:span></text:p>
      <text:p text:style-name="P13"/>
      <text:h text:style-name="Heading_20_1" text:outline-level="1"><text:soft-page-break/>Ajouter <text:span text:style-name="T11">un produit </text:span><text:span text:style-name="T77">à</text:span><text:span text:style-name="T11"> un domaine</text:span></text:h>
      <text:list text:style-name="L4">
        <text:list-item>
          <text:p text:style-name="P28"><text:span text:style-name="T78">C</text:span><text:span text:style-name="T79">opier le dossier «</text:span><text:span text:style-name="T15">Nom_Projet_Template</text:span><text:span text:style-name="T79">» </text:span><text:span text:style-name="T72">qui est </text:span><text:span text:style-name="T79">dan</text:span><text:span text:style-name="T80">s «\Documentations\réalisations\Nom_Domaine_Template\Produits</text:span><text:span text:style-name="T81">\</text:span><text:span text:style-name="T42">»</text:span></text:p>
        </text:list-item>
        <text:list-item>
          <text:p text:style-name="P29"><text:span text:style-name="T77">Le c</text:span>oller dans le dossier Produits <text:span text:style-name="T77">du domaine choisi</text:span></text:p>
          <text:p text:style-name="P29"><text:span text:style-name="T77"><text:s/>ici</text:span><text:span text:style-name="T65"> <text:s/></text:span><text:span text:style-name="T26">«Test_Nom_De_Domaine»</text:span></text:p>
          <text:p text:style-name="P30"><text:s/>(«assets\Realisations\<text:span text:style-name="T82">Test_Nom_De_Domaine</text:span>\Produits\Nom_Projet_Template»<text:span text:style-name="T42">)</text:span></text:p>
          <text:p text:style-name="P31"/>
        </text:list-item>
        <text:list-item>
          <text:p text:style-name="P32"><text:span text:style-name="T83">S</text:span>uiv<text:span text:style-name="T84">r</text:span>e le grand II. <text:span text:style-name="T85">Étapes 5</text:span></text:p>
        </text:list-item>
      </text:list>
      <text:p text:style-name="P33"/>
      <text:h text:style-name="Heading_20_1" text:outline-level="1">Modifier les images du Merchandising</text:h>
      <text:p text:style-name="Text_20_body"/>
      <text:list text:style-name="L5">
        <text:list-item>
          <text:p text:style-name="P34"><text:span text:style-name="T86">Aller dans </text:span>«assets\Realisations\Packaging_Merchandising_Graphisme\Produits<text:span text:style-name="T86">\</text:span><text:span text:style-name="T87">Le_Projet_avec_les_images_que _vous_voulez_modifier</text:span>»</text:p>
        </text:list-item>
        <text:list-item>
          <text:p text:style-name="P35">Remplacer l’image «VignettePrincipale.jpg» par celle voulue (extension autorisé<text:span text:style-name="T88">es</text:span> : jpg, jpeg, png, gif, webp, svg) <text:span text:style-name="T89">(</text:span><text:span text:style-name="T90">les autres image ne servent pas</text:span><text:span text:style-name="T89">)</text:span></text:p>
          <text:p text:style-name="P36"><text:span text:style-name="T91"/></text:p>
        </text:list-item>
      </text:list>
      <text:p text:style-name="P37"/>
      <text:h text:style-name="Heading_20_1" text:outline-level="1">Nouvelle image Merchadising + texte affiché</text:h>
      <text:list text:style-name="L6">
        <text:list-item>
          <text:p text:style-name="P38"><text:span text:style-name="T86">Aller dans </text:span>«assets\Realisations\Packaging_Merchandising_Graphisme\Produits<text:span text:style-name="T86">\»</text:span></text:p>
        </text:list-item>
        <text:list-item>
          <text:p text:style-name="P39">Créer un dossier avec le nom voulu</text:p>
        </text:list-item>
        <text:list-item>
          <text:p text:style-name="P39">Aller dans le dossier cré<text:span text:style-name="T92">é</text:span></text:p>
        </text:list-item>
        <text:list-item>
          <text:p text:style-name="P39">Copier le fichier «Nom_Produit_Merchandising.Json» qui est dans «Documentations\réalisations» dans le dossier cré<text:span text:style-name="T92">é</text:span></text:p>
        </text:list-item>
        <text:list-item>
          <text:p text:style-name="P40"><text:span text:style-name="T92">Ajouter</text:span><text:span text:style-name="T93"> une</text:span> image <text:span text:style-name="T92">qui sera nommée</text:span> «VignettePrincipale» (e<text:span text:style-name="T5">xtension autorisé : jpg, jpeg, png, gif, webp, svg</text:span>)</text:p>
        </text:list-item>
        <text:list-item>
          <text:p text:style-name="P39">Ouvrir le fichier .JSON</text:p>
        </text:list-item>
        <text:list-item>
          <text:p text:style-name="P41"><text:span text:style-name="T54">S</text:span><text:span text:style-name="T53">ur la ligne ou se trouve </text:span><text:span text:style-name="T64">"description" </text:span><text:span text:style-name="T94">en dessous du </text:span><text:span text:style-name="T95">«image1»</text:span><text:span text:style-name="T94"> </text:span><text:span text:style-name="T53">remplacer <text:s/></text:span><text:span text:style-name="T96">«Lorem ipsum dolor sit amet, consectetur adipiscing elit. Nullam a diam ut nunc fringilla venenatis. Aliquam.» </text:span><text:span text:style-name="T97">par l</text:span><text:span text:style-name="T98">a description que vous voulez pour l’image de </text:span><text:span text:style-name="T97">«Graphisme &amp; Merchandising» </text:span><text:span text:style-name="T98">q</text:span><text:span text:style-name="T97">ue vous avez mis avant (</text:span><text:span text:style-name="T99">ne pas mettre de « _ » utiliser des espace</text:span><text:span text:style-name="T100">s</text:span><text:span text:style-name="T99"> car c’est ce que va voir les utilisateurs</text:span><text:span text:style-name="T97">)</text:span></text:p>
        </text:list-item>
      </text:list>
      <text:p text:style-name="P42"/>
      <text:p text:style-name="P42"><text:soft-page-break/></text:p>
      <text:h text:style-name="P43" text:outline-level="1">Modifier le texte affiché sur les image du Merchandising</text:h>
      <text:p text:style-name="P44"/>
      <text:list text:style-name="L7">
        <text:list-item>
          <text:p text:style-name="P45"><text:span text:style-name="T86">Aller dans </text:span>«assets\Realisations\Packaging_Merchandising_Graphisme\Produits<text:span text:style-name="T86">\</text:span><text:span text:style-name="T87">Le_Projet_avec_les_images_que _vous_voulez_modifier</text:span><text:span text:style-name="T101">\» </text:span></text:p>
          <text:p text:style-name="P46">Prendre le fichier .JSON.</text:p>
        </text:list-item>
        <text:list-item>
          <text:p text:style-name="P47"><text:span text:style-name="T54">S</text:span><text:span text:style-name="T53">ur la ligne ou se trouve </text:span><text:span text:style-name="T64">"description" </text:span><text:span text:style-name="T94">en dessous du </text:span><text:span text:style-name="T95">«image1»</text:span><text:span text:style-name="T94"> </text:span><text:span text:style-name="T53">remplacer <text:s/></text:span><text:span text:style-name="T96">«Lorem ipsum dolor sit amet, consectetur adipiscing elit. Nullam a diam ut nunc fringilla venenatis. Aliquam.» </text:span><text:span text:style-name="T97">par l</text:span><text:span text:style-name="T98">a description que vous voulez pour l’image de </text:span><text:span text:style-name="T97">«Graphisme &amp; Merchandising» </text:span><text:span text:style-name="T98">q</text:span><text:span text:style-name="T97">ue vous avez mis avant </text:span><text:span text:style-name="T102">(</text:span><text:span text:style-name="T99">ne pas mettre de « _ » utiliser des espace</text:span><text:span text:style-name="T100">s</text:span><text:span text:style-name="T99"> car c’est ce que va voir les utilisateurs</text:span><text:span text:style-name="T102">)</text:span></text:p>
          <text:p text:style-name="P48">! <text:span text:style-name="T103">Les images apparaisent selon l’ordre alphab</text:span><text:span text:style-name="T88">é</text:span><text:span text:style-name="T103">tique des dossiers </text:span></text:p>
          <text:p text:style-name="P49">donc actuellement les dossiers sont comme ceci :</text:p>
        </text:list-item>
      </text:list>
      <text:p text:style-name="P44"><text:tab/><text:span text:style-name="T104">FAROUEST</text:span></text:p>
      <text:p text:style-name="P50"><text:tab/>MINERAL LODGE</text:p>
      <text:p text:style-name="P50"><text:tab/>PHOTONICS-BRETAGNE</text:p>
      <text:p text:style-name="P50"><text:tab/>QUANTEO</text:p>
      <text:p text:style-name="P50"><text:tab/>SUPIA</text:p>
      <text:p text:style-name="P51"><text:tab/></text:p>
      <text:p text:style-name="P51"><text:tab/><text:span text:style-name="T105">D</text:span><text:span text:style-name="T42">onc la premiere image est celle de </text:span><text:span text:style-name="T91">«FAROUEST» </text:span><text:span text:style-name="T42">et la derniere affiché est</text:span><text:span text:style-name="T91"> «SUPIA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outline-level-style>
      <text:outline-level-style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5:36:27.416108700</meta:creation-date>
    <meta:generator>LibreOffice/25.2.4.3$Windows_X86_64 LibreOffice_project/33e196637044ead23f5c3226cde09b47731f7e27</meta:generator>
    <dc:date>2025-06-26T15:34:31.601658000</dc:date>
    <meta:editing-duration>PT5H2M42S</meta:editing-duration>
    <meta:editing-cycles>36</meta:editing-cycles>
    <meta:document-statistic meta:table-count="0" meta:image-count="0" meta:object-count="0" meta:page-count="5" meta:paragraph-count="73" meta:word-count="1059" meta:character-count="7027" meta:non-whitespace-character-count="6004"/>
  </office:meta>
</office:document-meta>
</file>